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ad6" officeooo:paragraph-rsid="0010bad6"/>
    </style:style>
    <style:style style:name="P2" style:family="paragraph" style:parent-style-name="Standard">
      <style:text-properties fo:font-size="16pt" officeooo:rsid="0010bad6" officeooo:paragraph-rsid="0010bad6" fo:background-color="#ffff00" style:font-size-asian="16pt" style:font-size-complex="16pt"/>
    </style:style>
    <style:style style:name="P3" style:family="paragraph" style:parent-style-name="Standard">
      <style:text-properties fo:font-size="16pt" officeooo:rsid="00118369" officeooo:paragraph-rsid="00118369" fo:background-color="#ffff00" style:font-size-asian="16pt" style:font-size-complex="16pt"/>
    </style:style>
    <style:style style:name="P4" style:family="paragraph" style:parent-style-name="Standard">
      <style:text-properties officeooo:paragraph-rsid="0010bad6"/>
    </style:style>
    <style:style style:name="P5" style:family="paragraph" style:parent-style-name="Standard">
      <style:text-properties officeooo:rsid="00118369" officeooo:paragraph-rsid="00118369"/>
    </style:style>
    <style:style style:name="T1" style:family="text">
      <style:text-properties fo:font-size="16pt" fo:background-color="#ffff00" loext:char-shading-value="0" style:font-size-asian="16pt" style:font-size-complex="16pt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er response: </text:p>
      <text:p text:style-name="P1">{</text:p>
      <text:p text:style-name="P1"><text:s text:c="4"/>"id": "1d169206-c8a8-4a7a-915e-8cef3cafc494",</text:p>
      <text:p text:style-name="P1"><text:s text:c="4"/>"name": "Narcis",</text:p>
      <text:p text:style-name="P1"><text:s text:c="4"/>"imageUrl": "",</text:p>
      <text:p text:style-name="P1"><text:s text:c="4"/>"email": "narcispurghel@gmail.com",</text:p>
      <text:p text:style-name="P1"><text:s text:c="4"/>"createdAt": "2025-02-24T13:08:52.521Z",</text:p>
      <text:p text:style-name="P1"><text:s text:c="4"/>"updatedAt": "2025-02-24T13:08:52.521Z"</text:p>
      <text:p text:style-name="P1">}</text:p>
      <text:p text:style-name="P1"><text:span text:style-name="T1">Server with channels and members response: </text:span></text:p>
      <text:p text:style-name="P4"/>
      <text:p text:style-name="P4">{</text:p>
      <text:p text:style-name="P4"><text:s text:c="4"/>"id": "7fb296ff-a20a-4166-a692-55d8d8a0871e",</text:p>
      <text:p text:style-name="P4"><text:s text:c="4"/>"name": "saddsa",</text:p>
      <text:p text:style-name="P4"><text:s text:c="4"/>"imageUrl": "https://ik.imagekit.io/coco8fcsu/SERVER/2025-02-24T13_12_24.204ZSERVER_x7k7eSCoI",</text:p>
      <text:p text:style-name="P4"><text:s text:c="4"/>"inviteCode": "9d598c22-27bc-4370-9ada-f131f1255d76",</text:p>
      <text:p text:style-name="P4"><text:s text:c="4"/>"profileId": "1d169206-c8a8-4a7a-915e-8cef3cafc494",</text:p>
      <text:p text:style-name="P4"><text:s text:c="4"/>"createdAt": "2025-02-24T13:12:29.607Z",</text:p>
      <text:p text:style-name="P4"><text:s text:c="4"/>"updatedAt": "2025-02-24T13:12:29.607Z",</text:p>
      <text:p text:style-name="P4"><text:s text:c="4"/>"channels": [</text:p>
      <text:p text:style-name="P4"><text:s text:c="8"/>{</text:p>
      <text:p text:style-name="P4"><text:s text:c="12"/>"id": "8c67fa6d-af68-447f-b1a0-12d867b4b08c",</text:p>
      <text:p text:style-name="P4"><text:s text:c="12"/>"name": "general",</text:p>
      <text:p text:style-name="P4"><text:s text:c="12"/>"type": "TEXT",</text:p>
      <text:p text:style-name="P4"><text:s text:c="12"/>"profileId": "1d169206-c8a8-4a7a-915e-8cef3cafc494",</text:p>
      <text:p text:style-name="P4"><text:s text:c="12"/>"serverId": "7fb296ff-a20a-4166-a692-55d8d8a0871e",</text:p>
      <text:p text:style-name="P4"><text:s text:c="12"/>"createdAt": "2025-02-24T13:12:29.607Z",</text:p>
      <text:p text:style-name="P4"><text:s text:c="12"/>"updatedAt": "2025-02-24T13:12:29.607Z"</text:p>
      <text:p text:style-name="P4"><text:s text:c="8"/>}</text:p>
      <text:p text:style-name="P4"><text:s text:c="4"/>],</text:p>
      <text:p text:style-name="P4"><text:s text:c="4"/>"members": [</text:p>
      <text:p text:style-name="P4"><text:s text:c="8"/>{</text:p>
      <text:p text:style-name="P4"><text:s text:c="12"/>"id": "ee9ea98a-1870-498b-b6fa-2b7072137341",</text:p>
      <text:p text:style-name="P4"><text:s text:c="12"/>"role": "ADMIN",</text:p>
      <text:p text:style-name="P4"><text:s text:c="12"/>"profileId": "1d169206-c8a8-4a7a-915e-8cef3cafc494",</text:p>
      <text:p text:style-name="P4"><text:s text:c="12"/>"serverId": "7fb296ff-a20a-4166-a692-55d8d8a0871e",</text:p>
      <text:p text:style-name="P4"><text:s text:c="12"/>"createdAt": "2025-02-24T13:12:29.607Z",</text:p>
      <text:p text:style-name="P4"><text:s text:c="12"/>"updatedAt": "2025-02-24T13:12:29.607Z",</text:p>
      <text:p text:style-name="P4"><text:s text:c="12"/>"profile": {</text:p>
      <text:p text:style-name="P4"><text:s text:c="16"/>"createdAt": "2025-02-24T13:08:52.521Z",</text:p>
      <text:p text:style-name="P4"><text:s text:c="16"/>"email": "narcispurghel@gmail.com",</text:p>
      <text:p text:style-name="P4"><text:s text:c="16"/>"id": "1d169206-c8a8-4a7a-915e-8cef3cafc494",</text:p>
      <text:p text:style-name="P4"><text:s text:c="16"/>"imageUrl": "",</text:p>
      <text:p text:style-name="P4"><text:s text:c="16"/>"name": "Narcis",</text:p>
      <text:p text:style-name="P4"><text:s text:c="16"/>"updatedAt": "2025-02-24T13:08:52.521Z"</text:p>
      <text:p text:style-name="P4"><text:s text:c="12"/>}</text:p>
      <text:p text:style-name="P4"><text:s text:c="8"/>}</text:p>
      <text:p text:style-name="P4"><text:s text:c="4"/>]</text:p>
      <text:p text:style-name="P4">}</text:p>
      <text:p text:style-name="P1"><text:span text:style-name="T1"/></text:p>
      <text:p text:style-name="P5"><text:soft-page-break/></text:p>
      <text:p text:style-name="P3">Create new channel response:</text:p>
      <text:p text:style-name="P5">{</text:p>
      <text:p text:style-name="P5"><text:s text:c="4"/>"id": "7fb296ff-a20a-4166-a692-55d8d8a0871e",</text:p>
      <text:p text:style-name="P5"><text:s text:c="4"/>"name": "saddsa",</text:p>
      <text:p text:style-name="P5"><text:s text:c="4"/>"imageUrl": "https://ik.imagekit.io/coco8fcsu/SERVER/2025-02-24T13_12_24.204ZSERVER_x7k7eSCoI",</text:p>
      <text:p text:style-name="P5"><text:s text:c="4"/>"inviteCode": "9d598c22-27bc-4370-9ada-f131f1255d76",</text:p>
      <text:p text:style-name="P5"><text:s text:c="4"/>"profileId": "1d169206-c8a8-4a7a-915e-8cef3cafc494",</text:p>
      <text:p text:style-name="P5"><text:s text:c="4"/>"createdAt": "2025-02-24T13:12:29.607Z",</text:p>
      <text:p text:style-name="P5"><text:s text:c="4"/>"updatedAt": "2025-02-24T13:12:29.607Z"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11:22.612169970</meta:creation-date>
    <dc:date>2025-02-24T18:21:51.384615703</dc:date>
    <meta:editing-duration>PT2H35M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8" meta:word-count="109" meta:character-count="2114" meta:non-whitespace-character-count="1657"/>
  </office:meta>
</office:document-meta>
</file>